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text-properties fo:font-size="9pt" style:font-size-asian="9pt" style:font-size-complex="9pt"/>
    </style:style>
    <style:style style:name="P3" style:family="paragraph" style:parent-style-name="Preformatted_20_Text">
      <style:paragraph-properties fo:margin-top="0in" fo:margin-bottom="0.196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margin-top="0in" fo:margin-bottom="0in" fo:text-indent="0in" style:auto-text-indent="false"/>
    </style:style>
    <style:style style:name="P9" style:family="paragraph" style:parent-style-name="Text_20_body">
      <style:paragraph-properties fo:margin-left="0in" fo:margin-right="0in" fo:margin-top="0in" fo:margin-bottom="0.1402in" fo:text-indent="0in" style:auto-text-indent="false"/>
    </style:style>
    <style:style style:name="P10" style:family="paragraph" style:parent-style-name="Standard">
      <style:text-properties fo:font-weight="bold" style:font-weight-asian="bold" style:font-weight-complex="bold"/>
    </style:style>
    <style:style style:name="P11" style:family="paragraph" style:parent-style-name="Text_20_body">
      <style:paragraph-properties fo:margin-top="0in" fo:margin-bottom="0in"/>
    </style:style>
    <style:style style:name="P12" style:family="paragraph" style:parent-style-name="preformatted">
      <style:text-properties fo:font-weight="normal" style:font-weight-asian="normal" style:font-weight-complex="normal"/>
    </style:style>
    <style:style style:name="P13" style:family="paragraph" style:parent-style-name="Preformatted_20_Text">
      <style:paragraph-properties fo:background-color="#ffff99">
        <style:background-image/>
      </style:paragraph-properties>
    </style:style>
    <style:style style:name="P14" style:family="paragraph" style:parent-style-name="Standard" style:list-style-name="Numbering_20_1"/>
    <style:style style:name="P15" style:family="paragraph" style:parent-style-name="Standard" style:list-style-name="Numbering_20_1">
      <style:text-properties style:font-name="CourierNewPSMT" fo:font-size="10pt" style:font-name-asian="CourierNewPSMT" style:font-size-asian="10pt" style:font-name-complex="CourierNewPSMT" style:font-size-complex="10pt"/>
    </style:style>
    <style:style style:name="P16" style:family="paragraph" style:parent-style-name="Standard" style:list-style-name="L12"/>
    <style:style style:name="P17" style:family="paragraph" style:parent-style-name="Standard" style:list-style-name="L13"/>
    <style:style style:name="P18" style:family="paragraph" style:parent-style-name="Heading_20_1" style:master-page-name="First_20_Page">
      <style:paragraph-properties style:page-number="auto"/>
    </style:style>
    <style:style style:name="P19" style:family="paragraph" style:parent-style-name="Text_20_body" style:list-style-name="List_20_1"/>
    <style:style style:name="P20" style:family="paragraph" style:parent-style-name="Text_20_body" style:list-style-name="List_20_1">
      <style:paragraph-properties fo:text-align="start" style:justify-single-word="false"/>
    </style:style>
    <style:style style:name="P21" style:family="paragraph" style:parent-style-name="Text_20_body" style:list-style-name="L1"/>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3"/>
    <style:style style:name="P32" style:family="paragraph" style:parent-style-name="Text_20_body">
      <style:text-properties fo:font-style="italic" style:font-style-asian="italic" style:font-style-complex="italic"/>
    </style:style>
    <style:style style:name="P33" style:family="paragraph" style:parent-style-name="Text_20_body" style:list-style-name="L13">
      <style:text-properties fo:font-style="italic" style:font-style-asian="italic" style:font-style-complex="italic"/>
    </style:style>
    <style:style style:name="P34" style:family="paragraph" style:parent-style-name="Text_20_body">
      <style:text-properties fo:font-style="normal" fo:font-weight="bold" style:font-style-asian="normal" style:font-weight-asian="bold" style:font-style-complex="normal" style:font-weight-complex="bold"/>
    </style:style>
    <style:style style:name="P35" style:family="paragraph" style:parent-style-name="Text_20_body" style:list-style-name="List_20_1">
      <style:paragraph-properties fo:margin-left="0.4925in" fo:margin-right="0in" fo:margin-top="0in" fo:margin-bottom="0in" fo:text-indent="0in" style:auto-text-indent="false"/>
    </style:style>
    <style:style style:name="P36" style:family="paragraph" style:parent-style-name="Text_20_body" style:list-style-name="List_20_1">
      <style:paragraph-properties fo:margin-left="0.4925in" fo:margin-right="0in" fo:text-indent="0in" style:auto-text-indent="false"/>
    </style:style>
    <style:style style:name="P37" style:family="paragraph" style:parent-style-name="Text_20_body" style:list-style-name="L2">
      <style:paragraph-properties fo:margin-left="0in" fo:margin-right="0in" fo:text-indent="0in" style:auto-text-indent="false"/>
    </style:style>
    <style:style style:name="P38" style:family="paragraph" style:parent-style-name="Text_20_body" style:list-style-name="List_20_1">
      <style:paragraph-properties fo:margin-left="0in" fo:margin-right="0in" fo:text-indent="0in" style:auto-text-indent="false"/>
    </style:style>
    <style:style style:name="P39" style:family="paragraph" style:parent-style-name="Preformatted_20_Text" style:list-style-name="Numbering_20_1"/>
    <style:style style:name="P40" style:family="paragraph" style:parent-style-name="Preformatted_20_Text">
      <style:paragraph-properties fo:margin-top="0in" fo:margin-bottom="0.1965in"/>
    </style:style>
    <style:style style:name="P41" style:family="paragraph" style:parent-style-name="BulletedNumberText" style:list-style-name="List_20_1"/>
    <style:style style:name="P42" style:family="paragraph" style:parent-style-name="BulletedNumberText" style:list-style-name="Numbering_20_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font-style-asian="normal" style:font-style-complex="italic"/>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000000"/>
    </style:style>
    <style:style style:name="T14" style:family="text">
      <style:text-properties fo:color="#000000" style:font-name="Monospace" style:font-name-asian="Monospace" style:font-name-complex="Monospace"/>
    </style:style>
    <style:style style:name="T15" style:family="text">
      <style:text-properties fo:color="#008080"/>
    </style:style>
    <style:style style:name="T16" style:family="text">
      <style:text-properties fo:color="#3f7f7f"/>
    </style:style>
    <style:style style:name="T17" style:family="text">
      <style:text-properties style:font-name="Palatino Linotype3"/>
    </style:style>
    <style:style style:name="T18" style:family="text">
      <style:text-properties style:font-name="Palatino Linotype3" fo:font-size="12pt" style:font-name-asian="PalatinoLinotype-Roman" style:font-size-asian="12pt" style:font-name-complex="PalatinoLinotype-Roman" style:font-size-complex="12pt"/>
    </style:style>
    <style:style style:name="T19" style:family="text">
      <style:text-properties style:font-name="CourierNewPSMT" fo:font-size="10pt" style:font-name-asian="CourierNewPSMT" style:font-size-asian="10pt" style:font-name-complex="CourierNewPSMT" style:font-size-complex="10pt"/>
    </style:style>
    <style:style style:name="T20" style:family="text">
      <style:text-properties style:text-line-through-style="solid"/>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Deploying Bedework</text:h>
      <text:h text:style-name="Heading_20_2" text:outline-level="2">Prerequisites</text:h>
      <text:p text:style-name="Text_20_body">This section describes setting up your build environment and provides guidance on creating your initial calendars, subscriptions, views, and administrative users. <text:s text:c="2"/>A tutorial is included at the end of the chapter that provides a quick guided walk-through of setting up Bedework against MySQL and local ldap authentication. <text:s/></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38662811" text:style-name="List_20_1">
        <text:list-item>
          <text:p text:style-name="P20">JDK 6</text:p>
        </text:list-item>
        <text:list-item>
          <text:p text:style-name="P19">JAVA_HOME environment variable must be set </text:p>
        </text:list-item>
        <text:list-item>
          <text:p text:style-name="P19">Hardware for testing: most current desktop or laptops will be adequate.</text:p>
        </text:list-item>
        <text:list-item>
          <text:p text:style-name="P19">Hardware for production: A server class machine generally with at least 2Gigs allocated to the JVM (more is better).</text:p>
        </text:list-item>
        <text:list-item>
          <text:p text:style-name="P19">An adequate database system. In particular, the database should support Unicode. <text:s/>Many Bedework installations use MySQL or Oracle. <text:s/>As of version 3.6 you may opt to use Bedework's built in Apache Derby database.</text:p>
        </text:list-item>
        <text:list-item>
          <text:p text:style-name="P19">To implement the Bedework calendaring system, it is useful to understand the following:</text:p>
        </text:list-item>
        <text:list-item>
          <text:p text:style-name="P35"><text:a xlink:type="simple" xlink:href="http://java.sun.com/products/servlet/docs.html">Java servlets: http://java.sun.com/products/servlet/docs.html</text:a></text:p>
        </text:list-item>
        <text:list-item>
          <text:p text:style-name="P35"><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36">Authentication is local to your site - some Java programming may be necessary to accomplish this. <text:s/>The tutorial at the end of this chapter describes how to connect Bedework to a local directory for authentication.</text:p>
        </text:list-item>
      </text:list>
      <text:h text:style-name="Heading_20_3" text:outline-level="3">Supported databases.</text:h>
      <text:p text:style-name="Text_20_body">Bedework uses Hibernate as a persistence engine. Bedework therefore should run on any <text:soft-page-break/>database supported by Hibernate (see the listing at <text:a xlink:type="simple" xlink:href="http://www.hibernate.org/">http://www.hibernate.org</text:a>.) <text:s/>The list below reflects the systems on which Bedework has been successfully deployed and run:</text:p>
      <text:list xml:id="list38680455" text:style-name="L1">
        <text:list-item>
          <text:p text:style-name="P21">Derby – the database we provide with the quickstart. </text:p>
        </text:list-item>
        <text:list-item>
          <text:p text:style-name="P21">MySql version 5</text:p>
        </text:list-item>
        <text:list-item>
          <text:p text:style-name="P21">Oracle Version 10 and perhaps Version 9 with Version 10 jdbc drivers.</text:p>
        </text:list-item>
        <text:list-item>
          <text:p text:style-name="P21">Hypersonic (hsql), <text:s/>though we do not recommend using Hypersonic for production.</text:p>
        </text:list-item>
      </text:list>
      <text:h text:style-name="Heading_20_3" text:outline-level="3">Unsupported databases</text:h>
      <text:p text:style-name="Text_20_body"><text:span text:style-name="T17">Because of our use of Hibernate, we don’t support databases they don’t support. <text:s/>While Hibernate should make it possible to run Bedework on any Hibernate supported database, i</text:span><text:span text:style-name="T18">n reality, there are problems with some systems that may require hand-editing of the schema.</text:span><text:span text:style-name="T17">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38671366" text:style-name="L2">
        <text:list-item>
          <text:p text:style-name="P37">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37">PostgreSQL: We hope to do more work in the near future supporting postgres. </text:p>
        </text:list-item>
        <text:list-item>
          <text:p text:style-name="P37">MySQL version 4: Has problems in a number of areas. These are unlikely to ever be resolved. Version 4 is now old.</text:p>
        </text:list-item>
      </text:list>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text:s/>To override default settings they must be set earlier in the process. </text:p>
      <text:p text:style-name="Text_20_body"><text:span text:style-name="Strong_20_Emphasis">Do </text:span><text:span text:style-name="Strong_20_Emphasis"><text:span text:style-name="T1">not</text:span></text:span><text:span text:style-name="Strong_20_Emphasis"> change the original files.</text:span> Only edit the configurations you copied into your home directory. Keep the distributed versions for reference.</text:p>
      <text:h text:style-name="Heading_20_4" text:outline-level="4"><text:soft-page-break/>Copy the distributed configurations to your home directory</text:h>
      <text:p text:style-name="Text_20_body">Bedework uses a configuration directory to store multiple named configurations. The quickstart copy of this directory is at</text:p>
      <text:p text:style-name="Preformatted_20_Text">&lt;quickstartDirectory&gt;/bedework/config/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 (XP) or</text:p>
      <text:p text:style-name="Preformatted_20_Text">C:\Users\userid (Vista/Windows 7)</text:p>
      <text:p text:style-name="Text_20_body">So, for example, the bwbuild directory in windows would live here:</text:p>
      <text:p text:style-name="P3">C:\Users\userid\bwbuild</text:p>
      <text:p text:style-name="Text_20_body">Inside <text:span text:style-name="T5">bwbuild</text:span> you will find a number of example configurations in subdirectories, for example <text:span text:style-name="T5">jboss </text:span><text:span text:style-name="T7">and </text:span><text:span text:style-name="T5">jboss-mysql</text:span>. </text:p>
      <text:p text:style-name="P13">Note: because Bedework 3.6 is based in JBoss, you should use the jboss configurations as the starting point for customizations.</text:p>
      <text:p text:style-name="Text_20_body">These configurations are used by the <text:span text:style-name="T5">bw</text:span> script using the <text:span text:style-name="T5">-bwc</text:span> parameter, for example:</text:p>
      <text:p text:style-name="Preformatted_20_Text">./bw -bwc jboss deploy.debug</text:p>
      <text:p text:style-name="Standard">would build the quickstart with the jboss configuration in your home directory. <text:s/></text:p>
      <text:p text:style-name="Preformatted_20_Text">./bw -quickstart -bwc jboss deploy.debug</text:p>
      <text:p text:style-name="Text_20_body">The -quickstart parameter forces the build to use the configurations found in quickstart package, if you want to revert to default settings.</text:p>
      <text:p text:style-name="Text_20_body">If no configuration is named, then the configuration named <text:span text:style-name="T5">default</text:span> will be used, however for the 3.6 release, we encourge you to use the JBoss configuration with the -bwc jboss parameter.</text:p>
      <text:p text:style-name="Text_20_body">In <text:span text:style-name="T7">each</text:span> configuration you will find the following files:</text:p>
      <text:p text:style-name="Preformatted_20_Text">bwbuild/jboss/build.properties</text:p>
      <text:p text:style-name="Preformatted_20_Text">bwbuild/jboss/cal.options.xml</text:p>
      <text:p text:style-name="Preformatted_20_Text">bwbuild/jboss/cal.properties</text:p>
      <text:p text:style-name="Preformatted_20_Text">bwbuild/jboss/carddav.options.xml</text:p>
      <text:p text:style-name="Preformatted_20_Text"><text:soft-page-break/>bwbuild/jboss/context.xml</text:p>
      <text:p text:style-name="Text_20_body">A <text:span text:style-name="T5">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he <text:span text:style-name="T5">cal.properties</text:span> file is used only for the build and deployment process while the <text:span text:style-name="T5">cal.options.xml</text:span> file is for runtime properties and is included in the resulting applications. </text:p>
      <text:p text:style-name="Text_20_body">The <text:span text:style-name="T5">context.xml</text:span> file is referenced by the properties file and is where you place settings for the database resource. <text:span text:style-name="T6">[NOTE: the context.xml file is used only for the Tomcat build, found in the “default” directory. <text:s/>Despite the name of the directory, <text:s/>this is no longer our recommended default. <text:s/>As noted above, we encourage the use of “jboss” or “jboss-mysql” as your starting point. <text:s/>We will update the directory names in an upcoming release.]</text:span></text:p>
      <text:h text:style-name="Heading_20_3" text:outline-level="3">The properties file</text:h>
      <text:p text:style-name="Text_20_body">The <text:span text:style-name="T5">cal.properties</text:span> file is divided into sections with different property prefixes. </text:p>
      <text:h text:style-name="Heading_20_4" text:outline-level="4">Install</text:h>
      <text:p text:style-name="Text_20_body">The section prefixed “<text:span text:style-name="T6">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38676471" text:style-name="L3">
        <text:list-item>
          <text:p text:style-name="P22"><text:span text:style-name="T1">CalAdmin</text:span> – the administration application</text:p>
        </text:list-item>
        <text:list-item>
          <text:p text:style-name="P22"><text:span text:style-name="T1">Events</text:span> – public events (unauthenticated access to calendars)</text:p>
        </text:list-item>
        <text:list-item>
          <text:p text:style-name="P22"><text:span text:style-name="T1">SoEDept</text:span> – example calendar suite</text:p>
        </text:list-item>
        <text:list-item>
          <text:p text:style-name="P22"><text:span text:style-name="T1">UserCal</text:span> – personal events</text:p>
        </text:list-item>
        <text:list-item>
          <text:p text:style-name="P22"><text:span text:style-name="T1">Pubcaldav</text:span> – public events caldav server. <text:s/>Provides unauthenticated access to <text:soft-page-break/>calendars.</text:p>
        </text:list-item>
        <text:list-item>
          <text:p text:style-name="P22"><text:span text:style-name="T1">Usercaldav</text:span> - personal caldav server. <text:s/>Provides authenticated access to calendars.</text:p>
        </text:list-item>
        <text:list-item>
          <text:p text:style-name="P22"><text:span text:style-name="T1">dumpres</text:span> – the dump restore utility</text:p>
        </text:list-item>
        <text:list-item>
          <text:p text:style-name="P22"><text:span text:style-name="T1">caldavTest</text:span> – a test application for caldav</text:p>
        </text:list-item>
        <text:list-item>
          <text:p text:style-name="P22"><text:span text:style-name="T1">test</text:span> – a test suite</text:p>
        </text:list-item>
        <text:list-item>
          <text:p text:style-name="P22"><text:span text:style-name="T1">restoreFrom2p3px</text:span> – the dump restore utility configured to restore from uwcalendar 2.3.x</text:p>
        </text:list-item>
        <text:list-item>
          <text:p text:style-name="P22"><text:span text:style-name="T1">bwconfig</text:span> – (not in the list but a configuration section is present). This is a try at a web based configuration application (not currently in use and likely to be deprecated).</text:p>
        </text:list-item>
      </text:list>
      <text:h text:style-name="Heading_20_4" text:outline-level="4">Global</text:h>
      <text:p text:style-name="Text_20_body">The section prefixed “<text:span text:style-name="T6">org.bedework.global</text:span>” defines properties global to the whole deployment process.</text:p>
      <text:h text:style-name="Heading_20_4" text:outline-level="4">Application</text:h>
      <text:p text:style-name="Text_20_body">The section with properties prefixed “<text:span text:style-name="T6">org.bedework.app.&lt;name&gt;</text:span>” are the application deployment properties, one section per named application. </text:p>
      <text:p text:style-name="Text_20_body">Two properties define the project and type of application. The value of the property “<text:span text:style-name="T6">org.bedework.app.&lt;name&gt;.project</text:span>” defines which project the application is a part of. Currently these can be </text:p>
      <text:list xml:id="list38664869" text:style-name="L4">
        <text:list-item>
          <text:p text:style-name="P23">“caldav” - a caldav server</text:p>
        </text:list-item>
        <text:list-item>
          <text:p text:style-name="P23">“caldavTest” - a caldav test package</text:p>
        </text:list-item>
        <text:list-item>
          <text:p text:style-name="P23">“webapps” - a web client</text:p>
        </text:list-item>
        <text:list-item>
          <text:p text:style-name="P23">“dumprestore” - a dump/restore application</text:p>
        </text:list-item>
        <text:list-item>
          <text:p text:style-name="P23">“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text:soft-page-break/>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5">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found in the “syspars” section of the cal.options.xml file. A number of options can be left with the default values and some are not yet implemented. The three values it is particularly important to set (and their default settings) are:</text:p>
      <text:p text:style-name="preformatted">&lt;tzid&gt;America/New_York&lt;/tzid&gt;</text:p>
      <text:p text:style-name="preformatted">&lt;systemid&gt;<text:a xlink:type="simple" xlink:href="mailto:demobedework@cal.mysite.edu">demobedework@cal.mysite.edu</text:a>&lt;/systemid&gt;</text:p>
      <text:p text:style-name="preformatted"/>
      <text:p text:style-name="preformatted">and all references to</text:p>
      <text:p text:style-name="preformatted">&lt;browserResourcesRoot&gt;</text:p>
      <text:p text:style-name="Text_20_body">These are described as follows:</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The browserResourcesRoot</text:h>
      <text:p text:style-name="Text_20_body">The browserResourcesRoot is the path to css, images, and other files that will be loaded by <text:soft-page-break/>the browser for a theme. <text:s/>The value references localhost:8080 in the quickstart so that a browser on the local machine running Bedework can find these resources. <text:s/>It must be changed to allow remote browsers to find the resources, and the protocol must be changed to https for those applications that will be served over SSL (e.g. the user or administrative clients).</text:p>
      <text:p text:style-name="Text_20_body">The browserResourcesRoot is covered in greater detail below in “Setting up the Theme Directories” (this chapter) and in Chapter 6, “Theming”. <text:s/></text:p>
      <text:h text:style-name="Heading_20_4" text:outline-level="4">Other properties</text:h>
      <text:p text:style-name="Text_20_body">There are a number of names used when creating default calendars. These can be set to some appropriate localized value, <text:span text:style-name="T1">but <text:s/>note: </text:span><text:span text:style-name="T2">the xsl stylesheets of Bedework 3.6 and earlier versions make reference to one or two of these properties by name, in particular the string “user” for the name of the user calendar root. If you change this value, you must update the xslt files that reference it. This will be corrected in upcoming releases.</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2" text:outline-level="2">Set up a production database</text:h>
      <text:section text:style-name="Sect1" text:name="searchable">
        <text:p text:style-name="Text_20_body">The quickstart ships with Apache Derby. <text:s/>Derby provides a good way to try out the system and can be considered a viable alternative for production deployments (though it is not considered to be as fast as other databases). To move to another database system you will need to perform the following tasks: </text:p>
        <text:list xml:id="list41563133" text:continue-list="list38662811" text:style-name="List_20_1">
          <text:list-item text:start-value="1">
            <text:p text:style-name="P41">Configure JBoss to use a different data source</text:p>
          </text:list-item>
          <text:list-item>
            <text:p text:style-name="P41">Configure Hibernate to use the appropriate dialect </text:p>
          </text:list-item>
          <text:list-item>
            <text:p text:style-name="P41">Rebuild </text:p>
          </text:list-item>
          <text:list-item>
            <text:p text:style-name="P38">Restore the schema and data </text:p>
          </text:list-item>
        </text:list>
        <text:p text:style-name="Text_20_body"><text:span text:style-name="T1">Note: </text:span><text:s/>if you'd like to set up an initialized database in Derby for testing, you can destroy the Derby data and follow the steps in Chapter 2 “Bedework Basics” to restore a data file. <text:s/>To destroy Derby, stop JBoss (if running) and rename (or throw away) the directory named <text:soft-page-break/>jboss-5.1.0.GA/server/default/data/<text:span text:style-name="T1">bedework</text:span>/derby. <text:s text:c="2"/>Restart JBoss and the directory will be recreated in an empty state. <text:s text:c="2"/>(<text:span text:style-name="T6">Note: avoid removing the <text:s/>jboss-5.1.0.GA/server/default/data/derby directory (i.e. the one in the directory above “bedework”), as it is used by the JBoss system itself.)</text:span></text:p>
        <text:h text:style-name="Heading_20_3" text:outline-level="3">Language settings.</text:h>
        <text:p text:style-name="Text_20_body">The database you select must support unicode. For most European and American systems this may not be obvious at first but eventually problems will occur with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38664282" text:style-name="L5">
          <text:list-item>
            <text:p text:style-name="P24">The client (browser, caldav client etc)</text:p>
          </text:list-item>
          <text:list-item>
            <text:p text:style-name="P24">The servlet container (jboss, tomcat)</text:p>
          </text:list-item>
          <text:list-item>
            <text:p text:style-name="P24">The servlet (bedework)</text:p>
          </text:list-item>
          <text:list-item>
            <text:p text:style-name="P24">Jdbc settings</text:p>
          </text:list-item>
          <text:list-item>
            <text:p text:style-name="P24">The database</text:p>
          </text:list-item>
        </text:list>
        <text:h text:style-name="Heading_20_3" text:outline-level="3">Create the Database</text:h>
        <text:p text:style-name="Text_20_body">Having selected a database system, you should now create an empty database in it. <text:s/>E.g. <text:s/>create a database named “Bedework3p6” and provide full rights to an appropriately named user such as “bedework”. <text:s/></text:p>
        <text:h text:style-name="Heading_20_3" text:outline-level="3"><text:bookmark text:name="ConfigureTomcat5.0.28"/>Configure the Bedework Datasource</text:h>
        <text:p text:style-name="Standard">In Bedework 3.6, all clients running in JBoss reference a datasource by the JNDI name “CalendarDS”. <text:s/>To change which datasource is being referenced, modify the file <text:line-break/>jboss-5.1.0/server/default/bwdeploy/<text:span text:style-name="T1">bedework-ds.xml </text:span><text:span text:style-name="T2">. </text:span></text:p>
        <text:p text:style-name="Standard"><text:line-break/>For Example, to move to MySQL 5, replace the CalendarDS data source with the following (adjusting the connection-url, user-name, and password as needed):</text:p>
        <text:p text:style-name="Standard"><text:soft-page-break/><text:line-break/>&lt;datasources&gt; <text:s text:c="3"/><text:line-break/> <text:s text:c="3"/>&lt;local-tx-datasource&gt;<text:line-break/> <text:s text:c="7"/>&lt;jndi-name&gt;CalendarDS&lt;/jndi-name&gt;<text:line-break/> <text:s text:c="7"/>&lt;connection-url&gt;jdbc:mysql://127.0.0.1:3306/bedework3p6&lt;/connection-url&gt;<text:line-break/> <text:s text:c="7"/>&lt;driver-class&gt;com.mysql.jdbc.Driver&lt;/driver-class&gt;<text:line-break/> <text:s text:c="7"/>&lt;user-name&gt;bedework&lt;/user-name&gt;<text:line-break/> <text:s text:c="7"/>&lt;password&gt;mypswd&lt;/password&gt;<text:line-break/> <text:s text:c="7"/>&lt;min-pool-size&gt;5&lt;/min-pool-size&gt;<text:line-break/> <text:s text:c="7"/>&lt;max-pool-size&gt;100&lt;/max-pool-size&gt;<text:line-break/> <text:s text:c="7"/>&lt;blocking-timeout-millis&gt;5000&lt;/blocking-timeout-millis&gt;<text:line-break/> <text:s text:c="7"/>&lt;idle-timeout-minutes&gt;15&lt;/idle-timeout-minutes&gt;<text:line-break/> <text:s text:c="7"/>&lt;metadata&gt;<text:line-break/> <text:s text:c="11"/>&lt;type-mapping&gt;mySQL&lt;/type-mapping&gt;<text:line-break/> <text:s text:c="7"/>&lt;/metadata&gt;<text:line-break/> <text:s text:c="3"/>&lt;/local-tx-datasource&gt;<text:line-break/>&lt;/datasources&gt; </text:p>
        <text:h text:style-name="Heading_20_3" text:outline-level="3">Add JDBC Drivers to JBoss</text:h>
        <text:list xml:id="list38674747" text:style-name="L7">
          <text:list-item>
            <text:p text:style-name="P26">Copy the appropriate jdbc driver .jar file for the database you are deploying to the jboss-5.1.0.GA/server/default/lib/ directory. <text:s/>For example, the quickstart comes packaged with the Derby driver: &lt;quickstart&gt;/jboss-5.1.0.GA/server/default/lib/derby-10.5.3.0.jar.</text:p>
          </text:list-item>
        </text:list>
        <text:p text:style-name="Text_20_body">You can find the drivers associated with the database version you are running on the database's web site. <text:s/>MySQL and Oracle drivers, for example, can be found at <text:a xlink:type="simple" xlink:href="http://www.mysql.com/products/connector/">http://www.mysql.com/products/connector/</text:a> and <text:a xlink:type="simple" xlink:href="http://www.oracle.com/technology/software/tech/java/sqlj_jdbc/index.html">http://www.oracle.com/technology/software/tech/java/sqlj_jdbc/index.html</text:a> respectively. </text:p>
        <text:h text:style-name="Heading_20_3" text:outline-level="3">JVM parameters</text:h>
        <text:p text:style-name="Text_20_body">Java servers work best when provided plenty of memory. <text:s/>The “./startjboss” script in the root of the quickstart is configured to start with 1GB of memory by default. <text:s/>This can be decreased for running on a laptop or increased for production (e.g. 4GB) using the command line parameters with the ./startjboss script.</text:p>
        <text:p text:style-name="Text_20_body">“./startjboss -usage” provides the following information:</text:p>
        <text:p text:style-name="Standard">startjboss.bat [-heap size] [-newsize size] [-permsize size]</text:p>
        <text:p text:style-name="Standard"/>
        <text:p text:style-name="Standard">Where:</text:p>
        <text:p text:style-name="Standard"><text:soft-page-break/>-heap sets the heap size and should be n for bytes</text:p>
        <text:p text:style-name="Standard"><text:s text:c="39"/>nK for kilo-bytes (e.g. 256K)</text:p>
        <text:p text:style-name="Standard"><text:s text:c="39"/>nM for mega-bytes (e.g. 256M)</text:p>
        <text:p text:style-name="Standard"><text:s text:c="39"/>nG for giga-bytes (e.g. 1G)</text:p>
        <text:p text:style-name="Standard">-newsize sets the new generation size and has the same form as -heap</text:p>
        <text:p text:style-name="Standard"><text:s/>the value should be around one third of the heap</text:p>
        <text:p text:style-name="Standard"/>
        <text:p text:style-name="Standard">-permsize sets the permgen size and has the same form as -heap</text:p>
        <text:p text:style-name="Standard"><text:s text:c="2"/>The value should probably not be less than 256M</text:p>
        <text:p text:style-name="Standard"/>
        <text:p text:style-name="Standard"><text:s/>Default settings:</text:p>
        <text:p text:style-name="Standard"><text:s/>heap <text:s text:c="3"/>= 1G</text:p>
        <text:p text:style-name="Standard"><text:s/>newsize = 330M</text:p>
        <text:p text:style-name="Standard"><text:s/>permgen = 256M</text:p>
        <text:h text:style-name="Heading_20_3" text:outline-level="3">Other Configuration Notes</text:h>
        <text:p text:style-name="Text_20_body">The JBoss packaged with Bedework 3.6 is largely configured for production. <text:s/>If you choose to use a different container, you should be aware of the following points:</text:p>
        <text:h text:style-name="Heading_20_4" text:outline-level="4">Allow directory browsing</text:h>
        <text:p text:style-name="Text_20_body">Bedework's theming system goes through a process of stylesheet discovery. <text:s/>We recommend allowing directory browsing on the server from which you host your stylesheets. <text:s/>With it enabled, Bedework can discover the stylesheets by checking for the existence of directories. Otherwise Bedwork looks for the presence of marker files (empty files titled “xsltdir.properties”) which are included by default. <text:s text:c="2"/></text:p>
        <text:h text:style-name="Heading_20_4" text:outline-level="4">Uri encoding</text:h>
        <text:p text:style-name="Text_20_body">Set your container to use UTF-8. <text:s/>Tomcat, for example, uses ISO-8859-1 by default.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3" text:outline-level="3"><text:bookmark text:name="Configurehibernate"/><text:soft-page-break/>Configure Hibernate to Work with Your Database</text:h>
        <text:h text:style-name="Heading_20_4" text:outline-level="4">Setting your SQL dialect</text:h>
        <text:p text:style-name="Text_20_body">Configuring Hibernate to use the appropriate dialect is done in <text:span text:style-name="Strong_20_Emphasis">cal.properties. </text:span><text:span text:style-name="Strong_20_Emphasis"><text:span text:style-name="T2">Y</text:span></text:span>ou need to set a few properties </text:p>
        <text:p text:style-name="preformatted">org.bedework.global.hibernate.dialect=<text:span text:style-name="T5">yourDialect</text:span></text:p>
        <text:p text:style-name="Text_20_body">The value <text:span text:style-name="T5">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7">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h text:style-name="Heading_20_3" text:outline-level="3">Build the newly configured system</text:h>
        <text:p text:style-name="Text_20_body">Assuming you chose to update the jboss configuration then the build command would be </text:p>
        <text:p text:style-name="Preformatted_20_Text">./bw -bwc jboss clean.deploy.debug</text:p>
        <text:p text:style-name="Text_20_body">If you used the jboss-mysql configuration then the command would be </text:p>
        <text:p text:style-name="Preformatted_20_Text">./bw -bwc jboss-mysql clean.deploy.debug</text:p>
        <text:p text:style-name="Text_20_body">If you created a new configuration named, for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JBoss within the quickstart distribution, your application war files are <text:s/>packaged into an .ear file and are now deployed into jboss-<text:soft-page-break/>5.1.0.GA\server\default\bwdeploy. <text:s/>Otherwise, collect the war files and drop them in your container. </text:p>
        <text:p text:style-name="P5"><text:span text:style-name="Emphasis"><text:span text:style-name="T2">Note: ".debug" will provide debugging output in the server log. You can remove it and rebuild when you are convinced you are production ready.)</text:span></text:span><text:span text:style-name="T2"> </text:span></text:p>
        <text:h text:style-name="Heading_20_3" text:outline-level="3">Initialize the database</text:h>
        <text:p text:style-name="Text_20_body">Follow the steps in Chapter 2 “Basics” to restore a data file, and your database is initialized. <text:s/>If you are upgrading from version 3.4.1.1 or earlier, see section 3.12 <text:s/>in this chapter on upgrading. </text:p>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he authentication method used by tomcat is defined in &lt;tomcat&gt;/conf/server.xml and in the quickstart is configured to use the packaged Apache Directory Server. <text:s/>The tomcat website provides details on configuring tomcat to use other forms of authentication, including active directory, a local file or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8">./bw -bwc </text:span></text:span><text:span text:style-name="Source_20_Text"><text:span text:style-name="T6">configname </text:span></text:span><text:span text:style-name="Source_20_Text"><text:span text:style-name="T8">clean.deploy.debug</text:span></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bw clean.deploy</text:span></text:span><text:span text:style-name="T2"> </text:span></text:p>
      <text:p text:style-name="P12">or</text:p>
      <text:p text:style-name="preformatted"><text:span text:style-name="T2">.</text:span><text:span text:style-name="Source_20_Text"><text:span text:style-name="T7">./bw -bwc </text:span></text:span><text:span text:style-name="Source_20_Text"><text:span text:style-name="T4">configname </text:span></text:span><text:span text:style-name="Source_20_Text"><text:span text:style-name="T7">clean.deploy</text:span></text:span></text:p>
      <text:h text:style-name="Heading_20_2" text:outline-level="2"><text:soft-page-break/>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xml:id="list38694563" text:style-name="L8">
        <text:list-item>
          <text:p text:style-name="P27">Create a user in your domain, e.g. caladmin, that is already set up as a superuser in the Bedework quickstart.</text:p>
        </text:list-item>
        <text:list-item>
          <text:p text:style-name="P27">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38676119" text:style-name="L9">
        <text:list-item>
          <text:p text:style-name="P28">Within the /caladmin application, select "Admin Groups: Add" </text:p>
        </text:list-item>
        <text:list-item>
          <text:p text:style-name="P28">Give the group a name, a description, provide a userId for the owner, and set the "Events Owner" to agrp_<text:span text:style-name="Emphasis">groupName</text:span>, or something meaningful that will will easily identify which group the event belongs to. (Note: you should leave the prefix (e.g. “agrp_”) on event owners; the prefix is defined in the properties file as the property org.bedework.app.CalAdmin.admingroupsidprefix) </text:p>
        </text:list-item>
        <text:list-item>
          <text:p text:style-name="P28">Once the group is added, add members by providing user ids. <text:s/>(These should map to those used to authenticate to the administrative client.)</text:p>
        </text:list-item>
      </text:list>
      <text:h text:style-name="Heading_20_2" text:outline-level="2">Create initial public calendar aliases</text:h>
      <text:list xml:id="list38688607" text:style-name="L10">
        <text:list-item>
          <text:p text:style-name="P29">Login to the /caladmin application as super user.</text:p>
        </text:list-item>
        <text:list-item>
          <text:p text:style-name="P29">From the “Sytem” tab, select “Manage calendars &amp; folders”. <text:s/>The default public calendar tree is divided into three sections: aliases, cals, and unbrowsable. <text:s/></text:p>
        </text:list-item>
        <text:list-item>
          <text:p text:style-name="P29">Add folders and aliases in the /public/aliases branch to provide a default set of curated event groupings. <text:s/>The aliases are available to all calendar suites for subscription.</text:p>
        </text:list-item>
        <text:list-item>
          <text:p text:style-name="P29"><text:soft-page-break/>For more information about architecting your public tree, see chapter 6, “Public Events Calendaring”.</text:p>
        </text:list-item>
      </text:list>
      <text:h text:style-name="Heading_20_2" text:outline-level="2">Add Calendar Suites</text:h>
      <text:p text:style-name="Text_20_body">Bedework's web views of <text:span text:style-name="T3">public event information</text:span> are called "Calendar Suites". You cannot run a public client unless an associated calendar suite has been defined in the admin client. <text:s/></text:p>
      <text:p text:style-name="P7">The quickstart release comes with a default calendar suite called MainCampus which is appropriate for use as the first public calendar suite in a production environment. <text:s/></text:p>
      <text:p text:style-name="P7">For more information see chapter 6.5 “Managing Calendar Suites.”</text:p>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text:soft-page-break/>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Setting up the Bedework Themes</text:h>
      <text:h text:style-name="Heading_20_3" text:outline-level="3">Copy the Bedework themes (templates)</text:h>
      <text:p text:style-name="Text_20_body">You should now make a copy of the template directories for theming. <text:s/>While they can be left in Tomcat, we recommend placing them on a web server accessible to your web designers. <text:s/><text:span text:style-name="Strong_20_Emphasis"><text:span text:style-name="T2">Placing the stylesheets and resources on a separate web server (such as your primary web server) will make them significantly more convenient to access and manipulate. <text: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bedework/deployment/<text:span text:style-name="T1">webuser</text:span>/webapp/resources/demoskins/</text:p>
      <text:p text:style-name="preformatted">bedework/deployment/<text:span text:style-name="T1">websubmit</text:span>/webapp/resources/demoskins</text:p>
      <text:p text:style-name="Text_20_body">The destination where you copy these directories is a URL <text:span text:style-name="Strong_20_Emphasis"><text:span text:style-name="T2">specified in the cal.properties file by the property: “app.&lt;name&gt;.cal.suite” for the public calendar suites and “app.&lt;name&gt;.root” for the other web applications. </text:span></text:span></text:p>
      <text:p text:style-name="P8"><text:soft-page-break/><text:span text:style-name="Strong_20_Emphasis"><text:span text:style-name="T2">Given the values in the properties file:</text:span></text:span></text:p>
      <text:p text:style-name="P8"/>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9"><text:span text:style-name="Strong_20_Emphasis"><text:span text:style-name="T2">the user client and administrative client stylesheets will be found at the url shown. <text:s/>Bedework will look for the calendar suite stylesheets in a directory that is a concate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12"> ; the “SoeDept” calendar suite at </text:span></text:span><text:a xlink:type="simple" xlink:href="http://somewebserver/bedework-3.5/calrsrc.SoeDept"><text:span text:style-name="Strong_20_Emphasis"><text:span text:style-name="T12">http://somewebserver/bedework-3.5/calrsrc.SoeDept</text:span></text:span></text:a><text:span text:style-name="Strong_20_Emphasis"><text:span text:style-name="T12"> </text:span></text:span></text:p>
      <text:p text:style-name="P9"><text:span text:style-name="Strong_20_Emphasis"><text:span text:style-name="T11">Once you have set the above property values, copy the values into the &lt;approot&gt; elements in the options.xml file.</text:span></text:span></text:p>
      <text:h text:style-name="Heading_20_4" text:outline-level="4"><text:span text:style-name="Strong_20_Emphasis"><text:span text:style-name="T1">HTTPS and mixed content messages</text:span></text:span></text:h>
      <text:p text:style-name="Text_20_body"><text:span text:style-name="Strong_20_Emphasis"><text:span text:style-name="T2">If you choose to serve a client over https, you will need to specify the same protocol for the approot to avoid mixed content messages. <text:s/></text:span></text:span></text:p>
      <text:h text:style-name="Heading_20_4" text:outline-level="4"><text:span text:style-name="Strong_20_Emphasis"><text:span text:style-name="T5">Directory browsing and pathname discovery</text:span></text:span></text:h>
      <text:p text:style-name="Text_20_body"><text:span text:style-name="Strong_20_Emphasis"><text:span text:style-name="T7">If directory browsing is disallowed on your web server, be certain to set the <text:s/>&lt;directoryBrowsingDisallowed&gt; option to “true” in the .options.xml file, which will cause the filters to search for a marker file called xsltdir.properties. <text:s/>This allows pathname discovery to continue working. <text:s/>Pathname discovery allows Bedework to pick appropriate 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text:span></text:span><text:span text:style-name="Strong_20_Emphasis"><text:span text:style-name="T2">Chapter 4.</text:span></text:span></text:p>
      <text:h text:style-name="Heading_20_3" text:outline-level="3"><text:span text:style-name="Strong_20_Emphasis"><text:span text:style-name="T2">Rebuild / Redeploy Bedework </text:span></text:span></text:h>
      <text:p text:style-name="Text_20_body"><text:span text:style-name="Strong_20_Emphasis"><text:span text:style-name="T2">To pull in the theme configuration changes, rebuild Bedework:</text:span></text:span></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7">./bw -bwc </text:span></text:span><text:span text:style-name="Source_20_Text"><text:span text:style-name="T4">configname </text:span></text:span><text:span text:style-name="Source_20_Text"><text:span text:style-name="T7">clean.deploy.debug</text:span></text:span></text:p>
      <text:h text:style-name="Heading_20_2" text:outline-level="2"><text:soft-page-break/>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p text:style-name="Text_20_body"/>
      <text:h text:style-name="Heading_20_2" text:outline-level="2">Performance and tuning</text:h>
      <text:h text:style-name="Heading_20_3" text:outline-level="3">Caching</text:h>
      <text:p text:style-name="Text_20_body">Bedework makes use of caching at the database level using Hibernate and at the web front-end using a pluggable cache application.</text:p>
      <text:h text:style-name="Heading_20_4" text:outline-level="4">Database Caching and Hibernate</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3"><text:s text:c="10"/></text:span><text:span text:style-name="T15">&lt;</text:span><text:span text:style-name="T16">cachingOn</text:span><text:span text:style-name="T15">&gt;</text:span><text:span text:style-name="T13">true</text:span><text:span text:style-name="T15">&lt;/</text:span><text:span text:style-name="T16">cachingOn</text:span><text:span text:style-name="T15">&gt;</text:span></text:p>
      <text:p text:style-name="preformatted"><text:span text:style-name="T13"><text:s text:c="10"/></text:span><text:span text:style-name="T15">&lt;</text:span><text:span text:style-name="T16">cachePrefix</text:span><text:span text:style-name="T15">&gt;</text:span><text:span text:style-name="T13">bwpubevents</text:span><text:span text:style-name="T15">&lt;/</text:span><text:span text:style-name="T16">cachePrefix</text:span><text:span text:style-name="T15">&gt;</text:span></text:p>
      <text:p text:style-name="Text_20_body">These settings turn caching on and set the cache prefix to “ <text:span text:style-name="T13">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text:soft-page-break/>site offers details on the alternatives.</text:p>
      <text:h text:style-name="Heading_20_4" text:outline-level="4">Web Feed Caching via the Bedework Page Cache</text:h>
      <text:p text:style-name="Text_20_body">Bedework ships with a production-ready page caching application for caching data feeds.</text:p>
      <text:p text:style-name="Text_20_body"><text:span text:style-name="T6">The Bedework Page Cache</text:span><text:span text:style-name="T8"> (</text:span><text:span text:style-name="T6">Page Cache</text:span><text:span text:style-name="T8">) f</text:span>ronts Bedework, storing results pages in a file hierarchy. <text:s text:c="3"/>Result pages may appear in a variety of formats (xml, json, ics, rss, html) and may contain a single event, a list of events, or the current week or month in a calendar grid. <text:s text:c="3"/></text:p>
      <text:p text:style-name="Text_20_body">Page Cache may be deployed with the rest of Bedework or on another server or JVM. <text:s text:c="2"/>It is an independent, self-contained web application written in Ruby. <text:s text:c="2"/>It is shipped with a jRuby wrapper for easy deployment in a Java application framework. <text:s text:c="2"/>Page Cache only needs to be pointed at a Bedework server. <text:s/></text:p>
      <text:p text:style-name="Text_20_body">Setting up Page Cache is recommend for two reasons. <text:s text:c="2"/>Like any caching system, it should improve responsiveness. <text:s text:c="2"/>Also, Page Cache should protect your Bedework server from having to work so hard, which may lead to greater reliability. <text:s text:c="3"/></text:p>
      <text:p text:style-name="P6">To illustrate how Page Cache work, let's say you have Page Cache installed on a server called pcache.myschool.edu and Bedework installed on cal.myschool.edu and you'd like a json feed of the next 21 days of all public events. <text:s text:c="2"/></text:p>
      <text:p text:style-name="Text_20_body"><text:span text:style-name="T8">You'd send pcache this URL: <text:s/></text:span><text:a xlink:type="simple" xlink:href="http://pcache.myschool.edu/v1.0/genFeedList/21/list-json/all/all"><text:span text:style-name="T8">http://pcache.myschool.edu/v1.0/genFeedList/21/list-json/all/all</text:span></text:a><text:span text:style-name="T8">. <text:s text:c="3"/>(Don't worry about having to actually construct such a URL. <text:s text:c="2"/>Page Cache includes a Feed URL/Widget builder which will be explained below).</text:span></text:p>
      <text:p text:style-name="Text_20_body"><text:span text:style-name="T8">First Page Cache looks at the file location &lt;topOfPageCache&gt;/v1.0/genFeedList/21/list-json/all/all.json. <text:s/>If it finds a page there, it serves it up. <text:s text:c="2"/>Otherwise, it “translates” the URL into </text:span><text:a xlink:type="simple" xlink:href="http://cal.myschool.edu/listEvents.do?skinName=list-json&amp;days=21"><text:span text:style-name="T8">http://cal.myschool.edu/feed/listEvents.do?skinName=list-json&amp;days=21</text:span></text:a><text:span text:style-name="T8">, calls it, and then both caches the results and returns them to the user. <text:s text:c="2"/></text:span></text:p>
      <text:p text:style-name="Text_20_body"><text:span text:style-name="T10">The Feed URL/Widget Builder</text:span><text:span text:style-name="T8"> </text:span></text:p>
      <text:p text:style-name="P6">Page Cache includes a web form that generates Page Cache URL's and simple widgets (essentially wrapped URL's). <text:s text:c="3"/>Users specify whether they'd like a feed or a widget (paste-able code), what kind of output they're interested in, etc. <text:s text:c="2"/>Users may filter by categories and/or by a group.</text:p>
      <text:p text:style-name="P6">The feed URL's may be XML, RSS, HTML, JSON, or ICS.</text:p>
      <text:p text:style-name="P6">The widgets may be an html iFrame or javascript functions that process a JSON feed. <text:s/>In either case, they may display a list of events or a calendar grid.</text:p>
      <text:p text:style-name="P6"/>
      <text:h text:style-name="Heading_20_2" text:outline-level="2"><text:soft-page-break/>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6">unauthenticated</text:span>, <text:span text:style-name="T6">authenticated</text:span> and <text:span text:style-name="T6">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text:soft-page-break/>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38686799" text:style-name="L11">
        <text:list-item>
          <text:p text:style-name="P30"><text:span text:style-name="T1">schedule request</text:span>: allow (named principals) to request meetings</text:p>
        </text:list-item>
        <text:list-item>
          <text:p text:style-name="P30"><text:span text:style-name="T1">schedule reply</text:span>: allow (named principals) to reply to meeting requests</text:p>
        </text:list-item>
        <text:list-item>
          <text:p text:style-name="P30"><text:span text:style-name="T1">schedule freebusy</text:span> - allow (named principals) to send freebusy requests</text:p>
        </text:list-item>
      </text:list>
      <text:p text:style-name="Text_20_body">If user <text:span text:style-name="T4">douglm</text:span> sets the schedule privilege on the inbox for say user <text:span text:style-name="T6">testuser01</text:span> then user <text:span text:style-name="T4">testuser01</text:span> can send and reply to meeting requests and see <text:span text:style-name="T6">douglm</text:span>'s freebusy through the web ui and the caldav server.</text:p>
      <text:p text:style-name="Text_20_body"><text:span text:style-name="T1">NOTE – this is important</text:span>, in addition to those privileges, <text:span text:style-name="T6">douglm</text:span> must set <text:span text:style-name="T1">read-freebusy</text:span> on those calendars that he wants <text:span text:style-name="T6">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6">douglm</text:span> have calendars "<text:span text:style-name="T6">work</text:span>" and "<text:span text:style-name="T6">athome</text:span>" I might not allow freebusy access to my "<text:span text:style-name="T6">athome</text:span>" calendar to colleagues because I don't want them to see how empty my home-life is. Alternatively I might disallow access to "<text:span text:style-name="T6">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4">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A little more open is to allow that access for others INSTEAD of authenticated - that would <text:soft-page-break/>allow scheduling via CalDAV form anywhere. </text:p>
      <text:h text:style-name="Heading_20_2" text:outline-level="2">TUTORIAL: setting up Bedework to work with MySQL &amp; LDAP</text:h>
      <text:p text:style-name="Text_20_body"><draw:frame draw:style-name="fr1" draw:name="Frame1" text:anchor-type="paragraph" svg:x="4.6965in" svg:y="0.0689in" svg:width="2.0634in" draw:z-index="0"><draw:text-box fo:min-height="1.9008in"><text:p text:style-name="P11"><text:span text:style-name="Strong_20_Emphasis"><text:span text:style-name="T10">Note to Windows users:</text:span></text:span><text:span text:style-name="Strong_20_Emphasis"><text:span text:style-name="T7"> replace all commands of the form “./[command]” with “[command]” or “[command].bat”. <text:s/></text:span></text:span></text:p><text:p text:style-name="P11"><text:span text:style-name="Strong_20_Emphasis"><text:span text:style-name="T7"/></text:span></text:p><text:p text:style-name="P11"><text:span text:style-name="Strong_20_Emphasis"><text:span text:style-name="T7">For example, to start Bedework, enter:</text:span></text:span></text:p><text:p text:style-name="P11"><text:span text:style-name="Strong_20_Emphasis"><text:span text:style-name="T7">“</text:span></text:span><text:span text:style-name="Strong_20_Emphasis"><text:span text:style-name="T10">bw -quickstart start</text:span></text:span><text:span text:style-name="Strong_20_Emphasis"><text:span text:style-name="T7">”. </text:span></text:span></text:p></draw:text-box></draw:frame>The following tutorial illustrates a specific example of setting up Bedework to use a MySQL database and local LDAP authentication. <text:s/>This walkthrough assumes a Linux operating system and uses the JBoss packaged with the quickstart.</text:p>
      <text:p text:style-name="Text_20_body">To get the most out of this concrete example, please read through Chapter 2 “Getting Started” and all of Chapter 3 to this point. </text:p>
      <text:list xml:id="list38666390" text:style-name="Numbering_20_1">
        <text:list-item>
          <text:p text:style-name="P42">Download the quickstart release from <text:line-break/><text:a xlink:type="simple" xlink:href="http://www.bedework.org/bedework/update.do?artcenterkey=2">http://www.bedework.org/bedework/update.do?artcenterkey=2</text:a><text:a xlink:type="simple" xlink:href="http://www.bedework.org/bedework/update.do?artcenterkey=2"><text:line-break/></text:a></text:p>
        </text:list-item>
        <text:list-item>
          <text:p text:style-name="P42">Log into a console window and set JAVA_HOME.<text:line-break/>E.g. “export JAVA_HOME=/usr/java/jdk1.5.0_13” (in windows: <text:line-break/>“set JAVA_HOME=C:\Program Files\Java\jdk1.5.0_13”)<text:line-break/></text:p>
        </text:list-item>
        <text:list-item>
          <text:p text:style-name="P42">Unzip the quickstart, and run it to demonstrate that it is working as expected:</text:p>
          <text:p text:style-name="P39">cd &lt;quickstartDirectory&gt;<text:line-break/>./bw -quickstart start</text:p>
          <text:p text:style-name="P42"/>
        </text:list-item>
        <text:list-item>
          <text:p text:style-name="P42">Copy the configurations directory to your home directory:</text:p>
          <text:p text:style-name="P39">cp &lt;quickstartDirectory&gt;/bedework/config/bwbuild /home/&lt;userid&gt;/</text:p>
          <text:p text:style-name="P42"/>
        </text:list-item>
        <text:list-item>
          <text:p text:style-name="P42">Verify that you have an instance of MySQL running on your system, e.g. version 5.1.</text:p>
          <text:list>
            <text:list-item>
              <text:p text:style-name="P42"><text:s/>Login to MySQL as root and create a database:</text:p>
            </text:list-item>
          </text:list>
          <text:p text:style-name="P39">create database bedework3p5</text:p>
          <text:list>
            <text:list-item>
              <text:p text:style-name="P42"><text:s/>Grant privileges on the table to a user of your choice:</text:p>
            </text:list-item>
          </text:list>
          <text:p text:style-name="P39">grant all on bedework3p5 to bedework identified by 'somepassword';</text:p>
          <text:p text:style-name="P42"/>
        </text:list-item>
        <text:list-item>
          <text:p text:style-name="P42">Modify the example mysql config provided with the quickstart: <text:s/></text:p>
          <text:list>
            <text:list-item>
              <text:p text:style-name="P42"><text:soft-page-break/><text:s/>Modify /home/&lt;userid&gt;/bwbuild/mysql/<text:span text:style-name="T1">cal.properties</text:span>:</text:p>
              <text:list>
                <text:list-item>
                  <text:p text:style-name="P14">Remove from line 19 any applications you don't want to build org.bedework.install.app.names=&lt;apps&gt;</text:p>
                </text:list-item>
                <text:list-item>
                  <text:p text:style-name="P14">On lines 34-36, set the URL, username, and password for the database created in step 5 (you will do this again in the next step). <text:s/>E.g. the URL would be: <text:s/>org.bedework.global.jdbcurl=jdbc:mysql://127.0.0.1:3306/bedework3p5 (assuming MySQL is running on the same server – otherwise adjust the URL appropriately).<text:line-break/></text:p>
                </text:list-item>
              </text:list>
            </text:list-item>
            <text:list-item>
              <text:p text:style-name="P14"><text:s/>Configure your connection to the MySQL datasource (again) in /home/&lt;userid&gt;/bwbuild/mysql/<text:span text:style-name="T1">context.xml</text:span> </text:p>
              <text:list>
                <text:list-item>
                  <text:p text:style-name="P14">set the url to point at your database, e.g. <text:s text:c="11"/>url="jdbc:mysql://127.0.0.1:3306/bedework3p5"</text:p>
                </text:list-item>
                <text:list-item>
                  <text:p text:style-name="P42">set the username and password to that of the user created in step 5.<text:line-break/></text:p>
                </text:list-item>
              </text:list>
            </text:list-item>
            <text:list-item>
              <text:p text:style-name="P42"><text:s/>Modify /home/&lt;userid&gt;/bwbuild/mysql/<text:span text:style-name="T1">cal.options.xml</text:span>:</text:p>
              <text:list>
                <text:list-item>
                  <text:p text:style-name="P42">Set the default tzid (timezone id) and the systemid on lines 110 &amp; 111, e.g. &lt;tzid&gt;America/New York&lt;/tzid&gt; and &lt;systemid&gt;<text:a xlink:type="simple" xlink:href="mailto:calendar@mysite.edu">calendar@mysite.edu</text:a>&lt;/systemid&gt;<text:line-break/></text:p>
                </text:list-item>
              </text:list>
            </text:list-item>
          </text:list>
        </text:list-item>
        <text:list-item>
          <text:p text:style-name="P14"><text:s/>Build the system:</text:p>
          <text:p text:style-name="P39">./bw -bwc mysql clean.deploy.debug</text:p>
        </text:list-item>
        <text:list-item>
          <text:p text:style-name="P42">Unzip and prepare the newly built dump/restore utility:</text:p>
          <text:p text:style-name="P39">cd &lt;quickstartDirectory&gt;</text:p>
          <text:p text:style-name="P39">unzip bedework/dist/dumpres.zip</text:p>
          <text:p text:style-name="P39">cd dumpres</text:p>
          <text:p text:style-name="P39">chmod +x bwrun</text:p>
          <text:list>
            <text:list-header>
              <text:p text:style-name="P14"><text:s/></text:p>
            </text:list-header>
          </text:list>
        </text:list-item>
        <text:list-item>
          <text:p text:style-name="P42">Download the <text:s/><text:a xlink:type="simple" xlink:href="http://dev.mysql.com/downloads/connector/j/5.1.html">JDBC Driver for MySQL</text:a> (Connector/J). <text:s/>Unzip the file and place the jar file from the package (e.g. mysql-connector-java-5.1.8.bin.jar) <text:s/>in both of these folders:</text:p>
          <text:list>
            <text:list-item>
              <text:p text:style-name="P42"><text:s/>&lt;quickstart&gt;/apache-tomcat-5.5.17/common/lib/</text:p>
            </text:list-item>
            <text:list-item>
              <text:p text:style-name="P42"><text:s/>&lt;quickstart&gt;/dumpres/lib/<text:line-break/></text:p>
            </text:list-item>
          </text:list>
        </text:list-item>
        <text:list-item>
          <text:p text:style-name="P14">Use the dump/restore utility to build the database tables and initialize the database.<text:tab/></text:p>
          <text:list>
            <text:list-item>
              <text:p text:style-name="P14"><text:s/>Create the tables:</text:p>
            </text:list-item>
          </text:list>
          <text:p text:style-name="P39">cd &lt;quickstart&gt;/dumpres</text:p>
          <text:p text:style-name="P39">./bwrun schema-export </text:p>
          <text:list>
            <text:list-item>
              <text:p text:style-name="P14">Initialize the database and set the path to the Lucene indexes with either (but not both) <text:soft-page-break/>of these commands:</text:p>
              <text:list>
                <text:list-item>
                  <text:p text:style-name="P14">initialize with the default quickstart data:</text:p>
                </text:list-item>
              </text:list>
            </text:list-item>
          </text:list>
          <text:p text:style-name="P39">./bwrun initdb <text:span text:style-name="T19">-indexroot &lt;someDirectoryPath&gt;/bedeworkIndexes </text:span></text:p>
          <text:list>
            <text:list-item>
              <text:list>
                <text:list-item>
                  <text:p text:style-name="P15">OR initialize with the bare minimum of data:</text:p>
                </text:list-item>
              </text:list>
            </text:list-item>
          </text:list>
          <text:p text:style-name="P39">./bwrun restore &lt;quickstart&gt;/bedework/projects/dumprestore/resources/initbedework-sparse.xml <text:span text:style-name="T19">-indexroot &lt;someDirectoryPath&gt;/bedeworkIndexes </text:span><text:s/></text:p>
          <text:p text:style-name="P14"><text:s text:c="2"/></text:p>
        </text:list-item>
        <text:list-item>
          <text:p text:style-name="P14"><text:s/>Verify that Bedework starts up and that the web clients are working as expected: <text:line-break/>(note the use of the -bwc parameter rather than -quickstart)</text:p>
          <text:p text:style-name="P39">cd &lt;quickstartDirectory&gt;<text:line-break/>./bw -bwc mysql start</text:p>
          <text:p text:style-name="P14"><text:s text:c="2"/></text:p>
        </text:list-item>
        <text:list-item>
          <text:p text:style-name="P14">Use your local LDAP directory for authentication:</text:p>
          <text:list>
            <text:list-item>
              <text:p text:style-name="P14"><text:s/>FIRST, login to the Bedework admin client and add a superuser that exists in your local LDAP directory: </text:p>
              <text:list>
                <text:list-item>
                  <text:p text:style-name="P14">login as admin </text:p>
                </text:list-item>
                <text:list-item>
                  <text:p text:style-name="P14">click the “System” tab</text:p>
                </text:list-item>
                <text:list-item>
                  <text:p text:style-name="P14">select “Manage System Preferences”</text:p>
                </text:list-item>
                <text:list-item>
                  <text:p text:style-name="P14">In the third row, add a username (probably yourself) to the comma separated list of superusers.</text:p>
                </text:list-item>
              </text:list>
            </text:list-item>
            <text:list-item>
              <text:p text:style-name="P14"><text:s/>Configure Tomcat to point at your local LDAP server:</text:p>
              <text:list>
                <text:list-item>
                  <text:p text:style-name="P14">Edit &lt;quickstart&gt;/apache-tomcat-5.5.17/conf/server.xml</text:p>
                </text:list-item>
                <text:list-item>
                  <text:p text:style-name="P14">Change the jndi realm on line 169 to point at your local LDAP server</text:p>
                </text:list-item>
              </text:list>
            </text:list-item>
          </text:list>
        </text:list-item>
      </text:list>
      <text:p text:style-name="Standard"/>
      <text:p text:style-name="Standard">You should now have a production-ready Bedework system running.</text:p>
      <text:p text:style-name="Standard"/>
      <text:p text:style-name="P10">A few common things not covered in this tutorial:</text:p>
      <text:list xml:id="list38683697" text:style-name="L12">
        <text:list-item>
          <text:p text:style-name="P16">Copying war files into and configuring settings for an existing Tomcat distribution. </text:p>
        </text:list-item>
        <text:list-item>
          <text:p text:style-name="P16">Setting JVM parameters in Tomcat (see section 3.3) – these are not set to production values in the quickstart distribution, so you will likely want to change them.</text:p>
        </text:list-item>
        <text:list-item>
          <text:p text:style-name="P16">Moving the Bedework themes to a different web server (see section 3.11) – you do not have to do this, but it will probably make theming easier.</text:p>
        </text:list-item>
        <text:list-item>
          <text:p text:style-name="P16">Defining virtual hosts for the applications (done in the cal.properties file)</text:p>
        </text:list-item>
      </text:list>
      <text:p text:style-name="Standard"/>
      <text:p text:style-name="Standard"/>
      <text:p text:style-name="Standard"/>
      <text:p text:style-name="Standard"/>
      <text:p text:style-name="Text_20_body"><text:soft-page-break/>Build Notes:</text:p>
      <text:list xml:id="list38669179" text:style-name="L13">
        <text:list-item>
          <text:p text:style-name="P31"><text:span text:style-name="T6">./bw</text:span> is a script that fires off Bedework's ant builds. <text:s/><text:span text:style-name="T9">To see more instructions, type “./bw” for help at the command line.</text:span></text:p>
        </text:list-item>
        <text:list-item>
          <text:p text:style-name="P31"><text:span text:style-name="T6">-quickstart</text:span> tells Bedework to use the configurations found in bedework/config/bwbuild/ (Bedework will otherwise look first in your home directory for configurations).</text:p>
        </text:list-item>
        <text:list-item>
          <text:p text:style-name="P33">-bwc <text:s/><text:span text:style-name="T8">tells Bedework which configuration directory to use; as of Bedework 3.6 the quickstart is intended to be built for Jboss. “</text:span>-quickstart -bwc jboss” <text:span text:style-name="T8">tells Bedework to use the bedework/config/bwbuild/jboss configurations.</text:span></text:p>
        </text:list-item>
        <text:list-item>
          <text:p text:style-name="P17"><text:span text:style-name="T6">deploy, deploy.debug, clean.deploy.debug </text:span><text:span text:style-name="T8">are targets passed t</text:span>o Ant. <text:s/>Use “deploy.debug” while testing and developing. <text:s/>Use “deploy” for a production release. <text:s/>“clean” will force a deep clean during the build, removing and recompiling all dependenc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default-outline-level="1" style:class="text" style:master-page-name="">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default-outline-level="" style:list-style-name=""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19T21:44:19.13">Feb 19, 2010</text:date> <text:tab/><text:tab/>p.<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6-22T09:43:04.73</meta:creation-date>
    <dc:language>en-US</dc:language>
    <meta:editing-cycles>88</meta:editing-cycles>
    <meta:editing-duration>PT74H31M13S</meta:editing-duration>
    <dc:title>BedeworkTemplate</dc:title>
    <meta:initial-creator>Arlen Johnson</meta:initial-creator>
    <dc:date>2010-02-19T21:44:19.06</dc:date>
    <meta:printed-by>Arlen Johnson</meta:printed-by>
    <meta:print-date>2009-09-16T10:02:26.37</meta:print-date>
    <dc:creator>Arlen Johnson</dc:creator>
    <meta:document-statistic meta:table-count="0" meta:image-count="0" meta:object-count="0" meta:page-count="24" meta:paragraph-count="403" meta:word-count="6314" meta:character-count="42628"/>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